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 Semibold" fo:font-size="36pt" style:font-size-asian="36pt" style:font-size-complex="36pt"/>
    </style:style>
    <style:style style:name="T5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SPECIAL HYMN</text:span></text:p>
            <text:p text:style-name="P1"><text:span text:style-name="T2">“</text:span><text:span text:style-name="T2">Now Jesus at the Door is Knocking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011cm" svg:x="1.778cm" svg:y="1.016cm">
          <draw:text-box>
            <text:p text:style-name="P1"><text:span text:style-name="T3">1. </text:span><text:span text:style-name="T4">Now Jesus at the door is knocking!</text:span></text:p>
            <text:p text:style-name="P1"><text:span text:style-name="T4">Hark how He pleads our souls to win!</text:span></text:p>
            <text:p text:style-name="P1"><text:span text:style-name="T4">Who hears His voice, the door unlocking,</text:span></text:p>
            <text:p text:style-name="P1"><text:span text:style-name="T4">To sup with him He enters 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2" draw:layer="layout" svg:width="24.384cm" svg:height="3.631cm" svg:x="1.778cm" svg:y="1.016cm">
          <draw:text-box>
            <text:p text:style-name="P1"><text:span text:style-name="T4">How blest the day, my soul, how blest!</text:span></text:p>
            <text:p text:style-name="P1"><text:span text:style-name="T4">When Jesus comes to be thy gues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5">2. </text:span><text:span text:style-name="T6">Behold, He at the door is calling,</text:span></text:p>
            <text:p text:style-name="P1"><text:span text:style-name="T6">O heed, my soul, what He doth say;</text:span></text:p>
            <text:p text:style-name="P1"><text:span text:style-name="T6">Deny Him not, O thought appalling,</text:span></text:p>
            <text:p text:style-name="P1"><text:span text:style-name="T6">And turn Him. not from thee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4" draw:layer="layout" svg:width="24.384cm" svg:height="3.631cm" svg:x="1.778cm" svg:y="1.016cm">
          <draw:text-box>
            <text:p text:style-name="P1"><text:span text:style-name="T6">My soul gives answer deep within:</text:span></text:p>
            <text:p text:style-name="P1"><text:span text:style-name="T6">Thou blessed of the Lord, come 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5" draw:text-style-name="P6" draw:layer="layout" svg:width="25.43cm" svg:height="7.234cm" svg:x="1.24cm" svg:y="0.894cm">
          <draw:text-box>
            <text:p text:style-name="P5"><text:span text:style-name="T5">3. </text:span><text:span text:style-name="T2">Come Thou who spreadest joy and gladness,</text:span></text:p>
            <text:p text:style-name="P1"><text:span text:style-name="T6">Forever bide with me and mine,</text:span></text:p>
            <text:p text:style-name="P1"><text:span text:style-name="T6">And bring to those who sit in sadness</text:span></text:p>
            <text:p text:style-name="P1"><text:span text:style-name="T6">And gloom of death Thy light divin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4" draw:layer="layout" svg:width="25.43cm" svg:height="10.397cm" svg:x="1.24cm" svg:y="0.894cm">
          <draw:text-box>
            <text:p text:style-name="P1"><text:span text:style-name="T6">A voice comes from my soul within:</text:span></text:p>
            <text:p text:style-name="P1"><text:span text:style-name="T6">Thou blessed of the Lord, come in!</text:span></text:p>
            <text:p text:style-name="P5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>Andreas Bersagel, et al, eds., </text:span></text:p>
            <text:p text:style-name="P7"><text:span text:style-name="T7">The Concordia Hymnal</text:span></text:p>
            <text:p text:style-name="P7"><text:span text:style-name="T7">Augsburg Publishing House</text:span></text:p>
            <text:p text:style-name="P5"><text:span text:style-name="T7">193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3:19:39.870000000</meta:creation-date>
    <dc:title>Blue template</dc:title>
    <meta:editing-duration>PT7M45S</meta:editing-duration>
    <meta:editing-cycles>6</meta:editing-cycles>
    <meta:generator>LibreOffice/6.0.6.2$Windows_X86_64 LibreOffice_project/0c292870b25a325b5ed35f6b45599d2ea4458e77</meta:generator>
    <dc:date>2018-12-05T23:30:34.101000000</dc:date>
    <meta:document-statistic meta:object-count="42"/>
  </office:meta>
</office:document-meta>
</file>